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35F3EFCE84.png" manifest:media-type="image/png"/>
  <manifest:file-entry manifest:full-path="Pictures/10005CC600000B060000058343B9B73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CyrillicOld" svg:font-family="CyrillicOld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3cm"/>
    </style:style>
    <style:style style:name="pr2" style:family="presentation" style:parent-style-name="DNA-subtitle">
      <style:graphic-properties draw:fill-color="#ffffff" draw:auto-grow-height="true" fo:min-height="6.2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title">
      <style:graphic-properties fo:min-height="2.6cm"/>
    </style:style>
    <style:style style:name="P1" style:family="paragraph">
      <style:text-properties fo:font-size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/>
    </style:style>
    <style:style style:name="T3" style:family="text">
      <style:text-properties fo:language="en" fo:country="US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weight="bold"/>
    </style:style>
    <style:style style:name="T7" style:family="text">
      <style:text-properties style:font-name="DejaVu Sans Mono" fo:font-size="15pt" style:font-size-asian="15pt" style:font-size-complex="15pt"/>
    </style:style>
    <style:style style:name="T8" style:family="text">
      <style:text-properties style:font-name="DejaVu Sans Mono" fo:font-size="18pt" style:font-size-asian="18pt" style:font-size-complex="18pt"/>
    </style:style>
    <style:style style:name="T9" style:family="text">
      <style:text-properties style:font-name="DejaVu Sans Mono" fo:font-weight="bold" style:font-weight-asian="bold" style:font-weight-complex="bold"/>
    </style:style>
    <style:style style:name="T10" style:family="text">
      <style:text-properties style:font-name="DejaVu Sans Mono" fo:font-size="12pt" style:font-size-asian="12pt" style:font-size-complex="12pt"/>
    </style:style>
    <style:style style:name="T11" style:family="text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DejaVu Sans Mono" fo:font-size="10.5pt" style:font-size-asian="10.5pt" style:font-size-complex="10.5pt"/>
    </style:style>
    <style:style style:name="T13" style:family="text">
      <style:text-properties style:font-name="DejaVu Sans Mono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text-style-name="P1" draw:layer="layout" svg:width="22.5cm" svg:height="6.2cm" svg:x="2.75cm" svg:y="4.775cm" presentation:class="subtitle" presentation:user-transformed="true">
          <draw:text-box>
            <text:p><text:span text:style-name="T1">Ado</text:span></text:p>
            <text:p><text:span text:style-name="T2">(framework for web-projects on Mojolicious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Table of Contents</text:p>
          </draw:text-box>
        </draw:frame>
        <draw:frame presentation:style-name="pr5" draw:layer="layout" svg:width="22.5cm" svg:height="10.4cm" svg:x="4.5cm" svg:y="3.2cm" presentation:class="outline" presentation:user-transformed="true">
          <draw:text-box>
            <text:list text:style-name="L2">
              <text:list-item>
                <text:p><text:span text:style-name="T3">What</text:span> it is?</text:p>
              </text:list-item>
              <text:list-item>
                <text:p>What it provides?</text:p>
              </text:list-item>
              <text:list-item>
                <text:p>Minimal Core</text:p>
              </text:list-item>
              <text:list-item>
                <text:p>Plugins</text:p>
              </text:list-item>
              <text:list-item>
                <text:p>Commands</text:p>
              </text:list-item>
              <text:list-item>
                <text:p>Applications</text:p>
              </text:list-item>
              <text:list-item>
                <text:p>Demo</text:p>
              </text:list-item>
              <text:list-item>
                <text:p>Credits</text:p>
              </text:list-item>
              <text:list-item>
                <text:p>Contributors? Investors? Sponsor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What it is?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 - busy or delaying activity; bustle; fuss - суматоха, бъркотия, суетня. <text:a xlink:href="http://www.thefreedictionary.com/ado" xlink:type="simple">http://www.thefreedictionary.com/ado</text:a></text:p>
                <text:list>
                  <text:list-item>
                    <text:p>Yet another Perl module on CPAN: <text:a xlink:href="https://metacpan.org/pod/Ado" xlink:type="simple">https://metacpan.org/pod/Ado</text:a></text:p>
                  </text:list-item>
                  <text:list-item>
                    <text:p>A command: <text:span text:style-name="T4">~/</text:span><text:span text:style-name="T5">$ ado routes</text:span></text:p>
                  </text:list-item>
                  <text:list-item>
                    <text:p>A (Mojolicious) application:<text:line-break/><text:span text:style-name="T5">require Mojolicious::Commands;</text:span><text:span text:style-name="T5"><text:line-break/></text:span><text:span text:style-name="T5">Mojolicious::Commands-&gt;start_app('Ado');</text:span></text:p>
                  </text:list-item>
                  <text:list-item>
                    <text:p>CMS!, CRM!, ERP!,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What it provides?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Glue code which you otherwise write every time you start a new Mojolicious project.</text:p>
              </text:list-item>
              <text:list-item>
                <text:p>Configuration in etc/ado.conf.</text:p>
              </text:list-item>
              <text:list-item>
                <text:p>Database in etc/ado.sqlite.</text:p>
              </text:list-item>
              <text:list-item>
                <text:p>Default name-space for controllers: Ado::Control::*.</text:p>
              </text:list-item>
              <text:list-item>
                <text:p>Model: Ado::Model::* based on DBIx::Simple::Class.</text:p>
              </text:list-item>
              <text:list-item>
                <text:p>Commands: Ado::Command::*.</text:p>
              </text:list-item>
              <text:list-item>
                <text:p>Examples – Ado is a Mojolicious example.</text:p>
              </text:list-item>
              <text:list-item>
                <text:p>Semantic-UI CSS/JS framework in public/vendor/Semantic-UI.</text:p>
              </text:list-item>
              <text:list-item>
                <text:p>Always up to date with latest Mojoliciou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Minimal Core</text:p>
          </draw:text-box>
        </draw:frame>
        <draw:frame presentation:style-name="pr5" draw:layer="layout" svg:width="22.5cm" svg:height="9.134cm" svg:x="4.5cm" svg:y="3.724cm" presentation:class="outline">
          <draw:text-box>
            <text:list text:style-name="L2">
              <text:list-item>
                <text:p>Ado strives to provide just the code which you otherwise have to write with every next Mojolicious project.</text:p>
              </text:list-item>
              <text:list-item>
                <text:p>Only <text:a xlink:href="http://semantic-ui.com/" xlink:type="simple">Semantic-UI</text:a> for UI.</text:p>
              </text:list-item>
              <text:list-item>
                <text:p>Gives you freedom to <text:span text:style-name="T6">not</text:span> use everything provided.</text:p>
              </text:list-item>
              <text:list-item>
                <text:p>All plugins can be disabled and re-enabled.</text:p>
              </text:list-item>
              <text:list-item>
                <text:p>Enough to start a personal site in minu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>
          <draw:text-box>
            <text:list text:style-name="L2">
              <text:list-item>
                <text:p>Any Mojolicious::Plugin::* can be used.</text:p>
              </text:list-item>
              <text:list-item>
                <text:p>Ado::Plugin allows you to use plugin-specific and <text:line-break/>mode-specific configuration files:</text:p>
                <text:list>
                  <text:list-item>
                    <text:p>Ado/etc/plugins/routes.conf</text:p>
                  </text:list-item>
                  <text:list-item>
                    <text:p>Ado/etc/plugins/routes.development.conf</text:p>
                  </text:list-item>
                </text:list>
              </text:list-item>
              <text:list-item>
                <text:p>JSON (todo) and Perl formats are suppor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Plugin::I18n localizes your application and site.</text:p>
                <text:list>
                  <text:list-item>
                    <text:p>automatically detects the current UserAgent language preferences</text:p>
                  </text:list-item>
                  <text:list-item>
                    <text:p>Options can be set in etc/ado.conf or in etc/plugins/i18n.conf:</text:p>
                  </text:list-item>
                  <text:list-item>
                    <text:p><text:span text:style-name="T7"><text:s/></text:span><text:span text:style-name="T7">language_from_route =&gt; 1, <text:s text:c="2"/># eg. /bg/news/list</text:span></text:p>
                  </text:list-item>
                  <text:list-item>
                    <text:p><text:span text:style-name="T7"><text:s/></text:span><text:span text:style-name="T7">language_from_host =&gt; 1, <text:s text:c="3"/># eg. fr.example.com</text:span></text:p>
                  </text:list-item>
                  <text:list-item>
                    <text:p><text:span text:style-name="T7"><text:s/></text:span><text:span text:style-name="T7">language_from_param =&gt; 1, <text:s text:c="2"/># eg. ?language=de</text:span></text:p>
                  </text:list-item>
                  <text:list-item>
                    <text:p><text:span text:style-name="T7"><text:s/></text:span><text:span text:style-name="T7">language_from_cookie =&gt; 1, <text:s/># eg. Cookie: language=bg;</text:span></text:p>
                  </text:list-item>
                  <text:list-item>
                    <text:p><text:span text:style-name="T7"><text:s/></text:span><text:span text:style-name="T7">language_from_headers =&gt; 1, # eg. Accept-Language: bg,fr;q=0.8,en-us;q=0.5,en;q=0.3</text:span></text:p>
                  </text:list-item>
                </text:list>
              </text:list-item>
              <text:list-item>
                <text:p>Helpers:</text:p>
              </text:list-item>
              <text:list-item>
                <text:p>l() - <text:span text:style-name="T8">&lt;%= l('hello', user-&gt;name) %&gt;</text:span> </text:p>
              </text:list-item>
              <text:list-item>
                <text:p>language() - Allows you to (re)set the current language. No need to use this helper!</text:p>
              </text:list-item>
              <text:list-item>
                <text:p>It is called automatically in Mojolicious/around_action hook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Plugin::Routes allows you to define your routes in a separate file <text:span text:style-name="T8">$MOJO_HOME/etc/plugins/routes.conf</text:span>. </text:p>
              </text:list-item>
              <text:list-item>
                <text:p>In the configuration file you can also use the <text:span text:style-name="T9">app</text:span> keyword and add complex routes as you would do directly in the code. </text:p>
              </text:list-item>
              <text:list-item>
                <text:p>Options:</text:p>
                <text:list>
                  <text:list-item>
                    <text:p><text:span text:style-name="T10"><text:s text:c="2"/></text:span><text:span text:style-name="T10">routes <text:s text:c="4"/>=&gt; [</text:span></text:p>
                  </text:list-item>
                  <text:list-item>
                    <text:p><text:span text:style-name="T10"><text:s text:c="8"/></text:span><text:span text:style-name="T10">{route =&gt; '/ado-users', via =&gt; ['GET'], <text:s/></text:span></text:p>
                  </text:list-item>
                  <text:list-item>
                    <text:p><text:span text:style-name="T10"><text:s text:c="10"/></text:span><text:span text:style-name="T10">to =&gt; 'ado-users#list',},</text:span></text:p>
                  </text:list-item>
                  <text:list-item>
                    <text:p><text:span text:style-name="T10"><text:s text:c="8"/></text:span><text:span text:style-name="T10">...</text:span></text:p>
                  </text:list-item>
                  <text:list-item>
                    <text:p><text:span text:style-name="T10"><text:s text:c="8"/></text:span><text:span text:style-name="T10">],</text:span></text:p>
                  </text:list-item>
                  <text:list-item>
                    <text:p><text:span text:style-name="T10"><text:s text:c="2"/></text:span><text:span text:style-name="T10">base_url_path =&gt;'/'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Plugin::MarkdownRenderer is a markdown renderer.</text:p>
              </text:list-item>
              <text:list-item>
                <text:p>You only need to create a controller for your enterprise wiki and use the <text:span text:style-name="T5">md_to_html</text:span> helper provided by this plugin. See Ado::Control::Doc for an example. </text:p>
              </text:list-item>
              <text:list-item>
                <text:p>Many options. See the doc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Plugin::MarkdownRenderer is a markdown renderer.</text:p>
              </text:list-item>
              <text:list-item>
                <text:p>Helpers:</text:p>
                <text:list>
                  <text:list-item>
                    <text:p><text:span text:style-name="T9">markdown</text:span> - <text:s/>Accepts markdown text and options. Returns HTML.<text:line-break/><text:span text:style-name="T5">#in a template</text:span><text:span text:style-name="T5"><text:line-break/></text:span><text:span text:style-name="T5"> %==markdown($text)</text:span></text:p>
                  </text:list-item>
                  <text:list-item>
                    <text:p><text:span text:style-name="T11">md_to_html</text:span> <text:s text:c="3"/><text:line-break/><text:span text:style-name="T5">&lt;%= md_to_html();%&gt; <text:s/></text:span><text:span text:style-name="T5"><text:line-break/></text:span><text:span text:style-name="T5">% #&lt;article&gt;$html&lt;/article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Plugin::Auth authenticates users to an Ado system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Plugin::AdoHelpers is a collection of renderer helpers for A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134cm" svg:x="4.5cm" svg:y="3.724cm" presentation:class="outline">
          <draw:text-box>
            <text:list text:style-name="L2">
              <text:list-item>
                <text:p>Ado::Command::version shows version information for installed core and optional modules.</text:p>
                <text:list>
                  <text:list-item>
                    <text:p>$ ado version<text:line-break/><text:span text:style-name="T12">ADO:</text:span></text:p>
                  </text:list-item>
                  <text:list-item>
                    <text:p><text:span text:style-name="T12"><text:s text:c="2"/></text:span><text:span text:style-name="T12">0.52 - U+2C03 GLAGOLITIC CAPITAL LETTER GLAGOLI (Ⰳ)</text:span></text:p>
                  </text:list-item>
                  <text:list-item>
                    <text:p><text:span text:style-name="T12"><text:s text:c="2"/></text:span><text:span text:style-name="T12">Thanks for testing a development release, you are awesome!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CORE</text:span></text:p>
                  </text:list-item>
                  <text:list-item>
                    <text:p><text:span text:style-name="T12"><text:s text:c="2"/></text:span><text:span text:style-name="T12">Perl <text:s text:c="7"/>(v5.18.2, linux)</text:span></text:p>
                  </text:list-item>
                  <text:list-item>
                    <text:p><text:span text:style-name="T12"><text:s text:c="2"/></text:span><text:span text:style-name="T12">Mojolicious (5.12, Tiger Face)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OPTIONAL</text:span></text:p>
                  </text:list-item>
                  <text:list-item>
                    <text:p><text:span text:style-name="T12"><text:s text:c="2"/></text:span><text:span text:style-name="T12">EV 4.0+ <text:s text:c="14"/>(4.17)</text:span></text:p>
                  </text:list-item>
                  <text:list-item>
                    <text:p><text:span text:style-name="T12"><text:s text:c="2"/></text:span><text:span text:style-name="T12">IO::Socket::IP 0.20+ <text:s/>(0.29)</text:span></text:p>
                  </text:list-item>
                  <text:list-item>
                    <text:p><text:span text:style-name="T12"><text:s text:c="2"/></text:span><text:span text:style-name="T12">IO::Socket::SSL 1.84+ (1.962)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This version is up to date, have fun!</text:span></text:p>
                  </text:list-item>
                  <text:list-item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134cm" svg:x="4.5cm" svg:y="3.724cm" presentation:class="outline">
          <draw:text-box>
            <text:list text:style-name="L2">
              <text:list-item>
                <text:p>Ado::Command::adduser adds a user to an Ado application. It is a facade for Ado::Model::Users.</text:p>
              </text:list-item>
              <text:list-item>
                <text:p>$ ado adduser<text:line-break/><text:span text:style-name="T13">USAGE:</text:span></text:p>
                <text:p><text:span text:style-name="T13"># Minimal required options to add a user</text:span></text:p>
                <text:p><text:span text:style-name="T13">bin/ado adduser --login_name USERNAME --email user@example.com </text:span></text:p>
                <text:p><text:span text:style-name="T13"><text:s text:c="4"/></text:span><text:span text:style-name="T13">--first_name John --last_name Smith </text:span></text:p>
                <text:p><text:span text:style-name="T13"/></text:p>
                <text:p><text:span text:style-name="T13"># Add a user to an additional group</text:span></text:p>
                <text:p><text:span text:style-name="T13">bin/ado adduser --login_name USERNAME --ingroup GROUPNAME</text:span></text:p>
                <text:p><text:span text:style-name="T13"/></text:p>
                <text:p><text:span text:style-name="T13"># Change password / disable a user</text:span></text:p>
                <text:p><text:span text:style-name="T13">bin/ado adduser --login_name USERNAME --ingroup GROUPNAME --disabled </text:span></text:p>
                <text:p><text:span text:style-name="T13">--login_password !@#$%^&amp;</text:span></text:p>
                <text:p><text:span text:style-name="T13">See perldoc Ado::Command::adduser for full set of op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134cm" svg:x="4.5cm" svg:y="3.724cm" presentation:class="outline">
          <draw:text-box>
            <text:list text:style-name="L2">
              <text:list-item>
                <text:p>Ado::Command::generate::apache2vhost generates a minimal Apache2 Virtual Host configuration file for your Ado application.</text:p>
              </text:list-item>
              <text:list-item>
                <text:p>On the command-line:</text:p>
                <text:p><text:span text:style-name="T7"><text:s text:c="4"/></text:span><text:span text:style-name="T7">$ bin/ado generate apache2vhost --ServerName example.com -s \</text:span></text:p>
                <text:p><text:span text:style-name="T7"><text:s text:c="5"/></text:span><text:span text:style-name="T7">&gt; etc/001-example.com.vhost.conf</text:span></text:p>
                <text:p>In your code:</text:p>
                <text:p><text:span text:style-name="T7"><text:s text:c="2"/></text:span><text:span text:style-name="T7">use Ado::Command::generate::apache2vhost;</text:span></text:p>
                <text:p><text:span text:style-name="T7"><text:s text:c="2"/></text:span><text:span text:style-name="T7">my $vhost = Ado::Command::generate::apache2vhost-&gt;new;</text:span></text:p>
                <text:p><text:span text:style-name="T7"><text:s text:c="2"/></text:span><text:span text:style-name="T7">$vhost-&gt;run('--ServerName' =&gt; 'example.com', '-p' =&gt; 8080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Command::generate::apache2htaccess generates an Apache2 .htaccess configuration file for your Ado application. You can use this command on a shared hosting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Applications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Demo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redits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ontributors? Investors? Sponsors?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" svg:font-family="'DejaVu Sans Mono'" style:font-family-generic="modern" style:font-pitch="fixed"/>
    <style:font-face style:name="CyrillicOld" svg:font-family="CyrillicOld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Указател" style:family="graphic">
      <style:paragraph-properties style:text-autospace="none"/>
      <style:text-properties style:font-name-asian="Lohit Hindi2" style:font-family-asian="'Lohit Hindi'"/>
    </style:style>
    <style:style style:name="Надпис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Списък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ект_20_без_20_запълване_20_и_20_очертание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dddddd" fo:font-size="18pt" style:font-size-asian="18pt" style:font-size-complex="18pt"/>
    </style:style>
    <style:style style:name="MP6" style:family="paragraph">
      <style:text-properties fo:color="#dddddd" style:font-name="Cyrillic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MT4" style:family="text">
      <style:text-properties style:font-name="Liberation Sans1" fo:font-size="14pt" style:font-name-asian="Liberation Sans3" style:font-size-asian="14pt" style:font-name-complex="Liberation Sans3" style:font-size-complex="14pt"/>
    </style:style>
    <style:style style:name="MT5" style:family="text">
      <style:text-properties fo:font-variant="normal" fo:text-transform="none" fo:color="#ddddd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dddddd" style:font-name="Cyrillic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724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8cm" svg:height="1.085cm" svg:x="7.766cm" svg:y="14.315cm" presentation:class="footer">
        <draw:text-box>
          <text:p text:style-name="MP3"><text:span text:style-name="MT3">©</text:span><text:span text:style-name="MT4"> </text:span><text:span text:style-name="MT2">Красимир Беров (Krasimir Berov), YAPC::Europe 2014, Sofia, Bulgaria</text:span><text:span text:style-name="MT2"><text:line-break/></text:span><text:span text:style-name="MT2">http://i-can.eu </text:span></text:p>
        </draw:text-box>
      </draw:frame>
      <draw:frame presentation:style-name="Mpr1" draw:text-style-name="MP2" draw:layer="backgroundobjects" svg:width="6.523cm" svg:height="1.085cm" svg:x="20.075cm" svg:y="14.346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4cm" svg:height="1.999cm" svg:x="0.2cm" svg:y="0.19cm">
        <draw:image xlink:href="Pictures/10005CC600000B060000058343B9B732.svg" xlink:type="simple" xlink:show="embed" xlink:actuate="onLoad">
          <text:p/>
        </draw:image>
        <draw:image xlink:href="Pictures/100002010000006B00000035F3EFCE84.png" xlink:type="simple" xlink:show="embed" xlink:actuate="onLoad"/>
      </draw:frame>
      <draw:frame draw:style-name="Mgr4" draw:text-style-name="MP5" draw:layer="backgroundobjects" svg:width="21.567cm" svg:height="1cm" svg:x="5.983cm" svg:y="0cm">
        <draw:text-box>
          <text:p text:style-name="MP4"><text:span text:style-name="MT5">ⰀⰁⰂⰃⰄⰅⰆⰇⰈⰉⰊⰋⰌⰍⰎⰏⰐⰑⰒⰓⰔⰕⰖⰗⰘⰙⰚⰛⰜⰝⰞⰟⰠⰡⰣⰤⰥⰦⰧⰨⰩⰪⰮ</text:span></text:p>
        </draw:text-box>
      </draw:frame>
      <draw:frame draw:style-name="Mgr5" draw:text-style-name="MP6" draw:layer="backgroundobjects" svg:width="1.874cm" svg:height="8.951cm" svg:x="0.6cm" svg:y="3.816cm">
        <draw:text-box>
          <text:p><text:span text:style-name="MT6">АБ</text:span></text:p>
          <text:p><text:span text:style-name="MT6">ВГ</text:span></text:p>
          <text:p><text:span text:style-name="MT6">ДЕ</text:span></text:p>
          <text:p><text:span text:style-name="MT6">ЖЗ</text:span></text:p>
          <text:p><text:span text:style-name="MT6">ИЙ</text:span></text:p>
          <text:p><text:span text:style-name="MT6">КЛ</text:span></text:p>
          <text:p><text:span text:style-name="MT6">МН</text:span></text:p>
          <text:p><text:span text:style-name="MT6">ОП</text:span></text:p>
          <text:p><text:span text:style-name="MT6">РС</text:span></text:p>
          <text:p><text:span text:style-name="MT6">ТУ</text:span></text:p>
          <text:p><text:span text:style-name="MT6">ФХ</text:span></text:p>
          <text:p><text:span text:style-name="MT6">ЦЧ</text:span></text:p>
          <text:p><text:span text:style-name="MT6">ШЩ</text:span></text:p>
          <text:p><text:span text:style-name="MT6">ЪЬ</text:span></text:p>
          <text:p><text:span text:style-name="MT6">ЮЯ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2T12:18:13.589730368</meta:creation-date>
    <dc:date>2014-07-12T22:31:45.865393453</dc:date>
    <meta:editing-duration>PT9H26M57S</meta:editing-duration>
    <meta:editing-cycles>50</meta:editing-cycles>
    <meta:generator>LibreOffice/4.2.4.2$Linux_X86_64 LibreOffice_project/420m0$Build-2</meta:generator>
    <meta:document-statistic meta:object-count="104"/>
  </office:meta>
</office:document-meta>
</file>